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ServletRequestPartException.getDetailMessag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ServletRequestPartException.getRequestPa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ServletRequestPart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ServletRequestPartException.MissingServletRequestPartException( String requestPar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issingServletRequestPartException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